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6f7cd" officeooo:paragraph-rsid="0006f7cd"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7d05c" officeooo:paragraph-rsid="0007d05c"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7d05c" officeooo:paragraph-rsid="0015bcd5"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c0333" officeooo:paragraph-rsid="000c033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c0333" officeooo:paragraph-rsid="0016d593" style:font-size-asian="10.5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officeooo:rsid="0023b307" officeooo:paragraph-rsid="0023b307"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bold" officeooo:rsid="0023b307" officeooo:paragraph-rsid="0023b307" style:font-size-asian="10.5pt" style:font-weight-asian="bold" style:font-size-complex="12pt" style:font-weight-complex="bold"/>
    </style:style>
    <style:style style:name="P10" style:family="paragraph" style:parent-style-name="Standard">
      <style:text-properties fo:font-size="12pt" fo:font-style="normal" style:text-underline-style="none" fo:font-weight="normal" officeooo:rsid="0023b307" officeooo:paragraph-rsid="0023b307"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6caa4" officeooo:paragraph-rsid="0026caa4"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81c20" officeooo:paragraph-rsid="002a466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a4668" officeooo:paragraph-rsid="002a4668"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a4668" officeooo:paragraph-rsid="00579a0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2a4668" officeooo:paragraph-rsid="005d32a9"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2a4668" officeooo:paragraph-rsid="006fb502"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412f69" officeooo:paragraph-rsid="00412f69"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227c5" officeooo:paragraph-rsid="004227c5"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227c5" officeooo:paragraph-rsid="005e2323"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bold" officeooo:rsid="003a6c85" officeooo:paragraph-rsid="003a6c85" style:font-size-asian="10.5pt" style:font-style-asian="normal" style:font-weight-asian="bold" style:font-size-complex="12pt" style:font-style-complex="normal" style:font-weight-complex="bold"/>
    </style:style>
    <style:style style:name="P22" style:family="paragraph" style:parent-style-name="Standard">
      <style:text-properties fo:font-size="12pt" fo:font-style="normal" style:text-underline-style="none" fo:font-weight="bold" officeooo:rsid="00488eec" officeooo:paragraph-rsid="00488eec" style:font-size-asian="10.5pt" style:font-style-asian="normal" style:font-weight-asian="bold" style:font-size-complex="12pt" style:font-style-complex="normal" style:font-weight-complex="bold"/>
    </style:style>
    <style:style style:name="P23" style:family="paragraph" style:parent-style-name="Standard">
      <style:text-properties fo:font-size="12pt" fo:font-style="normal" style:text-underline-style="none" fo:font-weight="bold" officeooo:rsid="0048d57c" officeooo:paragraph-rsid="004b6fdf"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style="normal" style:text-underline-style="none" fo:font-weight="bold" officeooo:rsid="004b6fdf" officeooo:paragraph-rsid="004b6fdf"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normal" style:text-underline-style="none" fo:font-weight="bold" officeooo:rsid="00535329" officeooo:paragraph-rsid="00535329"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normal" style:text-underline-style="none" fo:font-weight="bold" officeooo:rsid="005e2323" officeooo:paragraph-rsid="005e2323" style:font-size-asian="10.5pt" style:font-style-asian="normal" style:font-weight-asian="bold" style:font-size-complex="12pt" style:font-style-complex="normal" style:font-weight-complex="bold"/>
    </style:style>
    <style:style style:name="T1" style:family="text">
      <style:text-properties officeooo:rsid="000715f0"/>
    </style:style>
    <style:style style:name="T2" style:family="text">
      <style:text-properties officeooo:rsid="000936fb"/>
    </style:style>
    <style:style style:name="T3" style:family="text">
      <style:text-properties officeooo:rsid="00095339"/>
    </style:style>
    <style:style style:name="T4" style:family="text">
      <style:text-properties officeooo:rsid="000a0610"/>
    </style:style>
    <style:style style:name="T5" style:family="text">
      <style:text-properties officeooo:rsid="000b1460"/>
    </style:style>
    <style:style style:name="T6" style:family="text">
      <style:text-properties officeooo:rsid="000c0333"/>
    </style:style>
    <style:style style:name="T7" style:family="text">
      <style:text-properties officeooo:rsid="000c2ffb"/>
    </style:style>
    <style:style style:name="T8" style:family="text">
      <style:text-properties officeooo:rsid="000d2a81"/>
    </style:style>
    <style:style style:name="T9" style:family="text">
      <style:text-properties officeooo:rsid="000f1eeb"/>
    </style:style>
    <style:style style:name="T10" style:family="text">
      <style:text-properties officeooo:rsid="000f2e1c"/>
    </style:style>
    <style:style style:name="T11" style:family="text">
      <style:text-properties officeooo:rsid="000fba77"/>
    </style:style>
    <style:style style:name="T12" style:family="text">
      <style:text-properties officeooo:rsid="000fffac"/>
    </style:style>
    <style:style style:name="T13" style:family="text">
      <style:text-properties officeooo:rsid="00150dc5"/>
    </style:style>
    <style:style style:name="T14" style:family="text">
      <style:text-properties officeooo:rsid="0015bcd5"/>
    </style:style>
    <style:style style:name="T15" style:family="text">
      <style:text-properties officeooo:rsid="0015fd87"/>
    </style:style>
    <style:style style:name="T16" style:family="text">
      <style:text-properties officeooo:rsid="0016d593"/>
    </style:style>
    <style:style style:name="T17" style:family="text">
      <style:text-properties officeooo:rsid="0017f24a"/>
    </style:style>
    <style:style style:name="T18" style:family="text">
      <style:text-properties officeooo:rsid="0018937e"/>
    </style:style>
    <style:style style:name="T19" style:family="text">
      <style:text-properties officeooo:rsid="001a16ea"/>
    </style:style>
    <style:style style:name="T20" style:family="text">
      <style:text-properties officeooo:rsid="001abdd7"/>
    </style:style>
    <style:style style:name="T21" style:family="text">
      <style:text-properties officeooo:rsid="001e14af"/>
    </style:style>
    <style:style style:name="T22" style:family="text">
      <style:text-properties officeooo:rsid="001f6ef6"/>
    </style:style>
    <style:style style:name="T23" style:family="text">
      <style:text-properties officeooo:rsid="002325f5"/>
    </style:style>
    <style:style style:name="T24" style:family="text">
      <style:text-properties officeooo:rsid="00239455"/>
    </style:style>
    <style:style style:name="T25" style:family="text">
      <style:text-properties style:text-underline-style="none"/>
    </style:style>
    <style:style style:name="T26" style:family="text">
      <style:text-properties style:text-underline-style="none" officeooo:rsid="003a6c85"/>
    </style:style>
    <style:style style:name="T27" style:family="text">
      <style:text-properties fo:font-weight="normal" style:font-weight-asian="normal" style:font-weight-complex="normal"/>
    </style:style>
    <style:style style:name="T28" style:family="text">
      <style:text-properties fo:font-weight="normal" officeooo:rsid="004227c5" style:font-weight-asian="normal" style:font-weight-complex="normal"/>
    </style:style>
    <style:style style:name="T29" style:family="text">
      <style:text-properties fo:font-weight="normal" officeooo:rsid="0048d57c" style:font-weight-asian="normal" style:font-weight-complex="normal"/>
    </style:style>
    <style:style style:name="T30" style:family="text">
      <style:text-properties fo:font-weight="normal" officeooo:rsid="004b6fdf" style:font-weight-asian="normal" style:font-weight-complex="normal"/>
    </style:style>
    <style:style style:name="T31" style:family="text">
      <style:text-properties fo:font-weight="normal" officeooo:rsid="004d6fad" style:font-weight-asian="normal" style:font-weight-complex="normal"/>
    </style:style>
    <style:style style:name="T32" style:family="text">
      <style:text-properties fo:font-weight="normal" officeooo:rsid="004e0850" style:font-weight-asian="normal" style:font-weight-complex="normal"/>
    </style:style>
    <style:style style:name="T33" style:family="text">
      <style:text-properties fo:font-weight="normal" officeooo:rsid="004e8742" style:font-weight-asian="normal" style:font-weight-complex="normal"/>
    </style:style>
    <style:style style:name="T34" style:family="text">
      <style:text-properties fo:font-weight="normal" officeooo:rsid="0060d616" style:font-weight-asian="normal" style:font-weight-complex="normal"/>
    </style:style>
    <style:style style:name="T35" style:family="text">
      <style:text-properties fo:font-weight="normal" officeooo:rsid="006c2535" style:font-weight-asian="normal" style:font-weight-complex="normal"/>
    </style:style>
    <style:style style:name="T36" style:family="text">
      <style:text-properties officeooo:rsid="0026caa4"/>
    </style:style>
    <style:style style:name="T37" style:family="text">
      <style:text-properties officeooo:rsid="00277a0f"/>
    </style:style>
    <style:style style:name="T38" style:family="text">
      <style:text-properties officeooo:rsid="0027da5d"/>
    </style:style>
    <style:style style:name="T39" style:family="text">
      <style:text-properties officeooo:rsid="00281c20"/>
    </style:style>
    <style:style style:name="T40" style:family="text">
      <style:text-properties officeooo:rsid="00299d99"/>
    </style:style>
    <style:style style:name="T41" style:family="text">
      <style:text-properties officeooo:rsid="002a19b7"/>
    </style:style>
    <style:style style:name="T42" style:family="text">
      <style:text-properties officeooo:rsid="002a4668"/>
    </style:style>
    <style:style style:name="T43" style:family="text">
      <style:text-properties officeooo:rsid="002bf6b9"/>
    </style:style>
    <style:style style:name="T44" style:family="text">
      <style:text-properties officeooo:rsid="002d8c08"/>
    </style:style>
    <style:style style:name="T45" style:family="text">
      <style:text-properties officeooo:rsid="002e84bc"/>
    </style:style>
    <style:style style:name="T46" style:family="text">
      <style:text-properties officeooo:rsid="003043be"/>
    </style:style>
    <style:style style:name="T47" style:family="text">
      <style:text-properties officeooo:rsid="0034ea71"/>
    </style:style>
    <style:style style:name="T48" style:family="text">
      <style:text-properties officeooo:rsid="00398918"/>
    </style:style>
    <style:style style:name="T49" style:family="text">
      <style:text-properties officeooo:rsid="003a78c1"/>
    </style:style>
    <style:style style:name="T50" style:family="text">
      <style:text-properties officeooo:rsid="003d7004"/>
    </style:style>
    <style:style style:name="T51" style:family="text">
      <style:text-properties officeooo:rsid="003eb805"/>
    </style:style>
    <style:style style:name="T52" style:family="text">
      <style:text-properties officeooo:rsid="003f628f"/>
    </style:style>
    <style:style style:name="T53" style:family="text">
      <style:text-properties officeooo:rsid="003f8e46"/>
    </style:style>
    <style:style style:name="T54" style:family="text">
      <style:text-properties officeooo:rsid="0040b97d"/>
    </style:style>
    <style:style style:name="T55" style:family="text">
      <style:text-properties officeooo:rsid="004227c5"/>
    </style:style>
    <style:style style:name="T56" style:family="text">
      <style:text-properties officeooo:rsid="0043eeba"/>
    </style:style>
    <style:style style:name="T57" style:family="text">
      <style:text-properties officeooo:rsid="004740db"/>
    </style:style>
    <style:style style:name="T58" style:family="text">
      <style:text-properties officeooo:rsid="0055afcd"/>
    </style:style>
    <style:style style:name="T59" style:family="text">
      <style:text-properties officeooo:rsid="00579a07"/>
    </style:style>
    <style:style style:name="T60" style:family="text">
      <style:text-properties officeooo:rsid="00588d79"/>
    </style:style>
    <style:style style:name="T61" style:family="text">
      <style:text-properties officeooo:rsid="0059e54c"/>
    </style:style>
    <style:style style:name="T62" style:family="text">
      <style:text-properties officeooo:rsid="005b0c46"/>
    </style:style>
    <style:style style:name="T63" style:family="text">
      <style:text-properties officeooo:rsid="005ca019"/>
    </style:style>
    <style:style style:name="T64" style:family="text">
      <style:text-properties officeooo:rsid="005cae9f"/>
    </style:style>
    <style:style style:name="T65" style:family="text">
      <style:text-properties officeooo:rsid="005e2323"/>
    </style:style>
    <style:style style:name="T66" style:family="text">
      <style:text-properties officeooo:rsid="005f4473"/>
    </style:style>
    <style:style style:name="T67" style:family="text">
      <style:text-properties officeooo:rsid="005f665f"/>
    </style:style>
    <style:style style:name="T68" style:family="text">
      <style:text-properties officeooo:rsid="0060d616"/>
    </style:style>
    <style:style style:name="T69" style:family="text">
      <style:text-properties officeooo:rsid="006195da"/>
    </style:style>
    <style:style style:name="T70" style:family="text">
      <style:text-properties officeooo:rsid="00627d1e"/>
    </style:style>
    <style:style style:name="T71" style:family="text">
      <style:text-properties officeooo:rsid="0063c643"/>
    </style:style>
    <style:style style:name="T72" style:family="text">
      <style:text-properties officeooo:rsid="00643c97"/>
    </style:style>
    <style:style style:name="T73" style:family="text">
      <style:text-properties officeooo:rsid="00662866"/>
    </style:style>
    <style:style style:name="T74" style:family="text">
      <style:text-properties officeooo:rsid="0067e7fe"/>
    </style:style>
    <style:style style:name="T75" style:family="text">
      <style:text-properties officeooo:rsid="006c2535"/>
    </style:style>
    <style:style style:name="T76" style:family="text">
      <style:text-properties officeooo:rsid="006fb502"/>
    </style:style>
    <style:style style:name="T77" style:family="text">
      <style:text-properties officeooo:rsid="006fdf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one</text:p>
      <text:p text:style-name="P2">Running the TCP client and server code from the moodle</text:p>
      <text:p text:style-name="P3"><text:span text:style-name="T3">T</text:span>he TCP <text:span text:style-name="T2">handshake</text:span>:</text:p>
      <text:p text:style-name="P3">The client is the one who initiates the connection with the server:</text:p>
      <text:p text:style-name="P3">First, he sends to the server a TCP packet with SYN flag <text:span text:style-name="T6">(which means that th</text:span><text:span text:style-name="T7">is</text:span><text:span text:style-name="T6"> </text:span><text:span text:style-name="T7">packet</text:span><text:span text:style-name="T6"> is </text:span><text:span text:style-name="T9">for</text:span><text:span text:style-name="T7"> </text:span><text:span text:style-name="T6">start</text:span><text:span text:style-name="T10">ing</text:span><text:span text:style-name="T6"> a connection)</text:span> and with the initial sequence number of the client, which is 0 in th<text:span text:style-name="T8">at</text:span> case. The server sends a packet back to the client, with SYN flag, and with the initial sequence number of the server, which is 0, and with ack number 1, <text:span text:style-name="T5">which</text:span> tells the client that the packet which he sent to the server accepted successfully. Then the client sends a packet to the server, with sequence number 1, and ack number 1, <text:span text:style-name="T5">which</text:span> tells the server that the packet which he sent to the client accepted successfully. <text:span text:style-name="T1">This is the connection process.</text:span></text:p>
      <text:p text:style-name="P3"/>
      <text:p text:style-name="P4"><text:span text:style-name="T3">Sending </text:span><text:span text:style-name="T4">a</text:span> message <text:span text:style-name="T4">to the server</text:span>:</text:p>
      <text:p text:style-name="P5">The client sends a message to the server, which contains our names. This packet <text:span text:style-name="T2">is with sequence number 1, ack number 1 (because the server hasn’t sent a packet since the SYN packet, </text:span><text:span text:style-name="T5">so the ack number hasn’t changed</text:span><text:span text:style-name="T2">), </text:span><text:span text:style-name="T13">and the data length is 29 </text:span><text:span text:style-name="T15">bytes</text:span><text:span text:style-name="T2">. </text:span><text:span text:style-name="T13">The server sends a packet back to the client, </text:span><text:span text:style-name="T14">which contatins our names in upper case. This packet</text:span><text:span text:style-name="T13"> </text:span><text:span text:style-name="T14">is with FIN flag (will be explained later), sequence number 1, ack number 30 <text:s/>(</text:span><text:span text:style-name="T12">because the previous ack number was 1 and the server got data with length 29 from the client, so the next sequence number that the server hopes to get is 30</text:span><text:span text:style-name="T14">), and the data </text:span><text:span text:style-name="T15">length is 29 bytes.</text:span></text:p>
      <text:p text:style-name="P4"/>
      <text:p text:style-name="P6">Closing the connection:</text:p>
      <text:p text:style-name="P7">The server is the one who initiates the connection closing. <text:span text:style-name="T16">In the last packet he sent</text:span> to the client <text:span text:style-name="T16">(the packet where the server sent back to the client our names in upper case)</text:span>, <text:span text:style-name="T16">the</text:span> FIN flag (which means that th<text:span text:style-name="T9">is packet</text:span> is <text:span text:style-name="T11">for</text:span><text:span text:style-name="T9"> </text:span>closing the connection) <text:span text:style-name="T16">was on. </text:span><text:span text:style-name="T12">This packet is actually an example for how </text:span><text:span text:style-name="T17">does</text:span><text:span text:style-name="T12"> the TCP protocol uses a single packet for many uses – </text:span><text:span text:style-name="T18">in this packet, the server sent our names in upper case, sent ack for the packet that he received before from the server (the packet with our names), and also told the client that he is closing the connection </text:span><text:span text:style-name="T19">(FIN flag). </text:span><text:span text:style-name="T20">Next, the client sends a packet back to the server, </text:span><text:span text:style-name="T21">with sequence number 30 (because the previous sequence number was 1 and the client sent before a packet with data with length 29 bytes), and ack number 31 (because the previous ack number was 1, and the server sent before a packet with data with length 29 bytes, and the another 1 byte is an ack for the FIN</text:span><text:span text:style-name="T23">)</text:span><text:span text:style-name="T21">. </text:span><text:span text:style-name="T22">Next, the server sends a packet back to the client, with sequence number 31, and ack number 31 (the 1 byte increase is because of the FIN). </text:span><text:span text:style-name="T24">This is the connection closing proces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Running the different versions of the TCP client and server code</text:p>
      <text:p text:style-name="P9"><text:span text:style-name="T26">V</text:span><text:span text:style-name="T25">ersion 1:</text:span></text:p>
      <text:p text:style-name="P10">// <text:span text:style-name="T36">v1 server image</text:span></text:p>
      <text:p text:style-name="P11">The server code creates a TCP socket, <text:span text:style-name="T39">binds it to </text:span><text:span text:style-name="T40">the given</text:span><text:span text:style-name="T39"> port,</text:span> and sets the backlog to 1. The <text:span text:style-name="T37">server socket </text:span>keep getting connections from the <text:span text:style-name="T37">different clients (single client every time)</text:span>, prints the ip address of the new client, <text:span text:style-name="T37">and while the </text:span><text:span text:style-name="T49">client socket is not empty (the </text:span><text:span text:style-name="T53">messages that the client sent haven’t been read complet</text:span><text:span text:style-name="T54">e</text:span><text:span text:style-name="T53">ly</text:span><text:span text:style-name="T49">)</text:span><text:span text:style-name="T37">, the server reads </text:span><text:span text:style-name="T50">1024 bytes</text:span><text:span text:style-name="T37"> from the </text:span><text:span text:style-name="T38">client </text:span><text:span text:style-name="T50">socket</text:span><text:span text:style-name="T37">, prints the </text:span><text:span text:style-name="T50">read content</text:span><text:span text:style-name="T37">, and sends it back to the client in upper case </text:span><text:span text:style-name="T38">using</text:span><text:span text:style-name="T37"> the client socket. </text:span><text:span text:style-name="T39">When the client </text:span><text:span text:style-name="T50">socket is empty</text:span><text:span text:style-name="T39">, the server clos</text:span><text:span text:style-name="T50">es</text:span><text:span text:style-name="T39"> the connection.</text:span></text:p>
      <text:p text:style-name="P11"/>
      <text:p text:style-name="P11">// <text:span text:style-name="T39">v1 client image</text:span></text:p>
      <text:p text:style-name="P12">The client code <text:span text:style-name="T40">creates a TCP socket and connects to the given ip and port. </text:span><text:span text:style-name="T41">The client sends “Hello world!” </text:span><text:span text:style-name="T66">using the socket</text:span><text:span text:style-name="T41">, </text:span><text:span text:style-name="T51">reads</text:span><text:span text:style-name="T41"> </text:span><text:span text:style-name="T51">1024 bytes </text:span><text:span text:style-name="T52">of the received content</text:span><text:span text:style-name="T41"> </text:span><text:span text:style-name="T51">from </text:span><text:span text:style-name="T52">socket</text:span><text:span text:style-name="T41">, closes the connection, and then prints the message.</text:span></text:p>
      <text:p text:style-name="P12"/>
      <text:p text:style-name="P12"><text:span text:style-name="T41">// </text:span><text:span text:style-name="T42">v1 trace</text:span></text:p>
      <text:p text:style-name="P13">In the first packets, connection between the client to the server is established <text:span text:style-name="T44">(SYN flag)</text:span>, <text:span text:style-name="T43">and </text:span><text:span text:style-name="T72">an </text:span><text:span text:style-name="T43">ack for the connection is sent</text:span>. <text:span text:style-name="T43">The client is the one who initiates the connection. In the next packet, the client sends to the server “Hello world!”, and then the server sends back to the client “</text:span><text:span text:style-name="T77">Hello</text:span><text:span text:style-name="T43"> W</text:span><text:span text:style-name="T77">orld</text:span><text:span text:style-name="T43">!”, </text:span><text:span text:style-name="T77">in upper case, </text:span><text:span text:style-name="T43">and also sends </text:span><text:span text:style-name="T63">an </text:span><text:span text:style-name="T43">ack </text:span><text:span text:style-name="T45">for the previous packet</text:span><text:span text:style-name="T43">. Then the client sends </text:span><text:span text:style-name="T63">an </text:span><text:span text:style-name="T43">ack back to the server. Then, the client</text:span><text:span text:style-name="T44"> clos</text:span><text:span text:style-name="T46">es</text:span><text:span text:style-name="T44"> the connection (FIN flag) as we see in the code, </text:span><text:span text:style-name="T63">and the server sends an ack back to the client. </text:span><text:span text:style-name="T48">In the next packet</text:span><text:span text:style-name="T44">, the server clos</text:span><text:span text:style-name="T63">es</text:span><text:span text:style-name="T44"> the connection (FIN flag), </text:span><text:span text:style-name="T47">because as we see in the code, </text:span><text:span text:style-name="T44">the </text:span><text:span text:style-name="T63">buffer</text:span><text:span text:style-name="T44"> </text:span><text:span text:style-name="T64">is</text:span><text:span text:style-name="T44"> empty (</text:span><text:span text:style-name="T64">because the server read the message from the socket completely</text:span><text:span text:style-name="T44">), so the while-loop is broken, and the server is closing the connection. Next, the client sends </text:span><text:span text:style-name="T64">an</text:span><text:span text:style-name="T44"> ack back to the server.</text:span></text:p>
      <text:p text:style-name="P21"/>
      <text:p text:style-name="P21">Version 2:</text:p>
      <text:p text:style-name="P21">// <text:span text:style-name="T28">v2 server </text:span><text:span text:style-name="T34">image</text:span></text:p>
      <text:p text:style-name="P18">The server code is almost same as version 1, except <text:span text:style-name="T57">from </text:span>that the server reads 5 bytes from the client socket in every iteration, instead of 1024 bytes every iteration in version 1.</text:p>
      <text:p text:style-name="P18"/>
      <text:p text:style-name="P18">// <text:span text:style-name="T55">v2 client </text:span><text:span text:style-name="T68">image</text:span></text:p>
      <text:p text:style-name="P19">The client code is the same as version 1, <text:span text:style-name="T57">except from that the client sends “Hello! Hello, World!” instead of “Hello world!” in version 1.</text:span></text:p>
      <text:p text:style-name="P19"/>
      <text:p text:style-name="P19">// <text:span text:style-name="T56">v2 trace</text:span></text:p>
      <text:p text:style-name="P14">In the first packets, connection between the client to the server is established <text:span text:style-name="T44">(SYN flag)</text:span>, <text:span text:style-name="T43">and </text:span><text:span text:style-name="T71">an </text:span><text:span text:style-name="T43">ack for the connection is sent</text:span>. <text:span text:style-name="T43">The client is the one who initiates the connection. In the next packet, the client sends to the server “</text:span><text:span text:style-name="T58">World! </text:span><text:span text:style-name="T43">Hello world!”, </text:span><text:span text:style-name="T59">and then the server sends ack back to the client. </text:span><text:span text:style-name="T60">Then the server sends to the client every time a packet with 5 bytes of “World! Hello world!” in upper case, and the client sends </text:span><text:span text:style-name="T61">an</text:span><text:span text:style-name="T60"> ack back to the server. This happens </text:span><text:span text:style-name="T62">four times, because the length of “World! Hello World!” is 20 bytes and in every iteration 5 bytes are sent </text:span><text:span text:style-name="T60">(as we can see in the code, the server in every iteration reads 5 bytes from the buffer and sends them to the client, until the buffer is empty). </text:span></text:p>
      <text:p text:style-name="P15"><text:span text:style-name="T43">Then, the client</text:span><text:span text:style-name="T44"> clos</text:span><text:span text:style-name="T46">es</text:span><text:span text:style-name="T44"> the connection (FIN flag) as we see in the code, </text:span><text:span text:style-name="T63">and the server sends an ack back to the client. </text:span><text:span text:style-name="T48">In the next packet</text:span><text:span text:style-name="T44">, the server clos</text:span><text:span text:style-name="T63">es</text:span><text:span text:style-name="T44"> the connection (FIN flag), </text:span><text:span text:style-name="T47">because as we see in the code, </text:span><text:span text:style-name="T44">the </text:span><text:span text:style-name="T63">buffer</text:span><text:span text:style-name="T44"> </text:span><text:span text:style-name="T64">is</text:span><text:span text:style-name="T44"> empty (</text:span><text:span text:style-name="T64">because the server read the message from the socket completely</text:span><text:span text:style-name="T44">), so the while-loop is broken, and the server is closing the connection. Next, the client sends </text:span><text:span text:style-name="T64">an</text:span><text:span text:style-name="T44"> ack back to the server.</text:span></text:p>
      <text:p text:style-name="P19"/>
      <text:p text:style-name="P19"><text:soft-page-break/></text:p>
      <text:p text:style-name="P19"/>
      <text:p text:style-name="P19"/>
      <text:p text:style-name="P19"/>
      <text:p text:style-name="P22"/>
      <text:p text:style-name="P22">Version 3:</text:p>
      <text:p text:style-name="P22"><text:span text:style-name="T27">// v3 server </text:span><text:span text:style-name="T34">image</text:span></text:p>
      <text:p text:style-name="P22"><text:span text:style-name="T27">The server code is almost same as version 1, except from that the server sends back to the client</text:span><text:span text:style-name="T29"> a 1000 times </text:span><text:span text:style-name="T27">concatenation of the content that he read from the client socket in upper case, instead of sending just the content that he read from the client in upper case.</text:span></text:p>
      <text:p text:style-name="P22"><text:span text:style-name="T27"/></text:p>
      <text:p text:style-name="P22"><text:span text:style-name="T27">// </text:span><text:span text:style-name="T29">v3 client </text:span><text:span text:style-name="T34">image</text:span></text:p>
      <text:p text:style-name="P23"><text:span text:style-name="T27">The </text:span><text:span text:style-name="T30">client code is almost same as version 1, except from some things:</text:span></text:p>
      <text:p text:style-name="P23"><text:span text:style-name="T30">The client doesn’t create the message in binary like in version 1, but he creates the message as a string and converts it to binary in the sending, using encode() method.</text:span></text:p>
      <text:p text:style-name="P24"><text:span text:style-name="T27">The client also reads </text:span><text:span text:style-name="T31">1024 bytes </text:span><text:span text:style-name="T27">from the socket </text:span><text:span text:style-name="T32">twice</text:span><text:span text:style-name="T27"> and prints </text:span><text:span text:style-name="T31">it</text:span><text:span text:style-name="T27">, instead of single </text:span><text:span text:style-name="T33">read</text:span><text:span text:style-name="T27"> in version 1.</text:span></text:p>
      <text:p text:style-name="P24"><text:span text:style-name="T27"/></text:p>
      <text:p text:style-name="P24"><text:span text:style-name="T27">// </text:span><text:span text:style-name="T35">v3 trace</text:span></text:p>
      <text:p text:style-name="P17"><text:span text:style-name="T69">I</text:span><text:span text:style-name="T35">n the first packets, connection between the client to the server is established </text:span><text:span text:style-name="T44">(SYN flag)</text:span><text:span text:style-name="T35">, </text:span><text:span text:style-name="T43">and </text:span><text:span text:style-name="T70">an </text:span><text:span text:style-name="T43">ack for the connection is sent</text:span><text:span text:style-name="T35">. </text:span><text:span text:style-name="T43">The client is the one who initiates the connection. In the next packet, the client sends to the server “</text:span><text:span text:style-name="T58">World! </text:span><text:span text:style-name="T43">Hello world!”, </text:span><text:span text:style-name="T59">and then the server sends ack back to the client. </text:span><text:span text:style-name="T76">Then the server sends to the client a 1000 times concatenation of “Hello, World!”, in upper case, and then the client sends an ack back to the server. </text:span><text:span text:style-name="T43">Then, the client</text:span><text:span text:style-name="T44"> clos</text:span><text:span text:style-name="T46">es</text:span><text:span text:style-name="T44"> the connection (FIN flag) as we see in the code, </text:span><text:span text:style-name="T63">and the server sends an ack back to the client. </text:span><text:span text:style-name="T48">In the next packet</text:span><text:span text:style-name="T44">, the server clos</text:span><text:span text:style-name="T63">es</text:span><text:span text:style-name="T44"> the connection (FIN flag), </text:span><text:span text:style-name="T47">because as we see in the code, </text:span><text:span text:style-name="T44">the </text:span><text:span text:style-name="T63">buffer</text:span><text:span text:style-name="T44"> </text:span><text:span text:style-name="T64">is</text:span><text:span text:style-name="T44"> empty (</text:span><text:span text:style-name="T64">because the server read the message from the socket completely</text:span><text:span text:style-name="T44">), so the while-loop is broken, and the server is closing the connection. Next, the client sends </text:span><text:span text:style-name="T64">an</text:span><text:span text:style-name="T44"> ack back to the server.</text:span></text:p>
      <text:p text:style-name="P19"/>
      <text:p text:style-name="P25">Version <text:span text:style-name="T75">4</text:span>:</text:p>
      <text:p text:style-name="P25"><text:span text:style-name="T27">// v4 server </text:span><text:span text:style-name="T34">image</text:span></text:p>
      <text:p text:style-name="P26"><text:span text:style-name="T27">The server code is almost same as version 1, except from that the server sleeps for 5 seconds before every reading from the client socket.</text:span></text:p>
      <text:p text:style-name="P26"><text:span text:style-name="T27"/></text:p>
      <text:p text:style-name="P26"><text:span text:style-name="T27">// v4 client </text:span><text:span text:style-name="T34">image</text:span></text:p>
      <text:p text:style-name="P20">The client code is the same as version 1, <text:span text:style-name="T57">except from </text:span><text:span text:style-name="T65">that the client sends a 10 times concatenation of “Hello, World!”, not in binary, </text:span><text:span text:style-name="T67">and does that four times.</text:span></text:p>
      <text:p text:style-name="P20"/>
      <text:p text:style-name="P20">// <text:span text:style-name="T68">v4 trace</text:span></text:p>
      <text:p text:style-name="P16"><text:span text:style-name="T69">I</text:span>n the first packets, connection between the client to the server is established <text:span text:style-name="T44">(SYN flag)</text:span>, <text:span text:style-name="T43">and </text:span><text:span text:style-name="T70">an </text:span><text:span text:style-name="T43">ack for the connection is sent</text:span>. <text:span text:style-name="T43">The client is the one who initiates the connection. </text:span><text:span text:style-name="T73">In the next packet, the client sends to the server a 10 times concatenation of “Hello, World!”, and then the server sends an ack back to the client. In the next packet, the client sends three times </text:span><text:span text:style-name="T74">of</text:span><text:span text:style-name="T73"> the 10 times concatenation of “Hello, World!” (the client sent it actually 3 times after the first time, so it was all merged to one packet), and then the server sends an ack back to the client. </text:span><text:span text:style-name="T74">In the next packet, the server sends to the client four times of the 10 times concatenation of “HELLO, WORLD!”, which is actually all of the data that the client sent before to the server, in upper case (all of that data was just sent now because the server has a 5 seconds timeout before he reads the data from the buffer and sends it back to the client, differently from the previous versions), and then the client sends an ack back to the server. </text:span><text:span text:style-name="T43">Then, the client</text:span><text:span text:style-name="T44"> clos</text:span><text:span text:style-name="T46">es</text:span><text:span text:style-name="T44"> the connection (FIN flag) as we see in the code, </text:span><text:span text:style-name="T63">and the server sends an ack back to the cli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8:28:12.754648647</meta:creation-date>
    <meta:generator>LibreOffice/6.4.6.2$Linux_X86_64 LibreOffice_project/40$Build-2</meta:generator>
    <dc:date>2020-12-07T00:34:03.038118149</dc:date>
    <meta:editing-duration>PT5H47M1S</meta:editing-duration>
    <meta:editing-cycles>100</meta:editing-cycles>
    <meta:document-statistic meta:table-count="0" meta:image-count="0" meta:object-count="0" meta:page-count="3" meta:paragraph-count="41" meta:word-count="1656" meta:character-count="8931" meta:non-whitespace-character-count="7313"/>
  </office:meta>
</office:document-meta>
</file>